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309100291401</text:p>
          </table:table-cell>
          <table:table-cell office:value-type="string" calcext:value-type="string">
            <text:p>2024-12-30 14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9696" calcext:value-type="float">
            <text:p>63.09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09100291401</text:p>
          </table:table-cell>
          <table:table-cell office:value-type="string" calcext:value-type="string">
            <text:p>2024-01-02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0992" calcext:value-type="float">
            <text:p>62.80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09100291401</text:p>
          </table:table-cell>
          <table:table-cell office:value-type="string" calcext:value-type="string">
            <text:p>2023-01-03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64" calcext:value-type="float">
            <text:p>62.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09100291401</text:p>
          </table:table-cell>
          <table:table-cell office:value-type="string" calcext:value-type="string">
            <text:p>202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2064" calcext:value-type="float">
            <text:p>61.47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09100291401</text:p>
          </table:table-cell>
          <table:table-cell office:value-type="string" calcext:value-type="string">
            <text:p>2021-01-06 14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09100291401</text:p>
          </table:table-cell>
          <table:table-cell office:value-type="string" calcext:value-type="string">
            <text:p>2020-01-02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5072" calcext:value-type="float">
            <text:p>61.15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09100291401</text:p>
          </table:table-cell>
          <table:table-cell office:value-type="string" calcext:value-type="string">
            <text:p>2018-12-31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66" calcext:value-type="float">
            <text:p>60.42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09100291401</text:p>
          </table:table-cell>
          <table:table-cell office:value-type="string" calcext:value-type="string">
            <text:p>2018-01-03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2112" calcext:value-type="float">
            <text:p>60.33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09100291401</text:p>
          </table:table-cell>
          <table:table-cell office:value-type="string" calcext:value-type="string">
            <text:p>2017-01-04 20:18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2704" calcext:value-type="float">
            <text:p>58.97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09100291401</text:p>
          </table:table-cell>
          <table:table-cell office:value-type="string" calcext:value-type="string">
            <text:p>2016-01-04 17:37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8216" calcext:value-type="float">
            <text:p>58.87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09100291401</text:p>
          </table:table-cell>
          <table:table-cell office:value-type="string" calcext:value-type="string">
            <text:p>2015-01-05 22:49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2288" calcext:value-type="float">
            <text:p>58.69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09100291401</text:p>
          </table:table-cell>
          <table:table-cell office:value-type="string" calcext:value-type="string">
            <text:p>2014-01-07 16:46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7448" calcext:value-type="float">
            <text:p>58.06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09100291401</text:p>
          </table:table-cell>
          <table:table-cell office:value-type="string" calcext:value-type="string">
            <text:p>2013-01-08 15:41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1" meta:object-count="0"/>
    <meta:user-defined meta:name="AppVersion">3.0</meta:user-defined>
  </office:meta>
</office:document-meta>
</file>